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49da" officeooo:paragraph-rsid="001f0175"/>
    </style:style>
    <style:style style:name="P2" style:family="paragraph" style:parent-style-name="Preformatted_20_Text">
      <style:text-properties fo:font-size="28pt" officeooo:rsid="001f0175" officeooo:paragraph-rsid="001f0175" style:font-size-asian="28pt" style:font-size-complex="28pt"/>
    </style:style>
    <style:style style:name="T1" style:family="text">
      <style:text-properties officeooo:rsid="001f01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nus</text:p>
      <text:p text:style-name="P1"/>
      <text:p text:style-name="P1">Long<text:line-break/>Der Aktion<text:span text:style-name="T1">ä</text:span>r will das die Aktie steigt, weil er in der Regel Aktien besitzt <text:line-break/><text:line-break/>Short<text:line-break/>Der Aktion<text:span text:style-name="T1">ä</text:span>r will das die Aktie sinkt, weil er in der Regel Aktien schuldet.<text:line-break/><text:line-break/>Call<text:line-break/><text:span text:style-name="T1">Der Aktionär</text:span> spekuliert, <text:span text:style-name="T1">indem man die Aktie zu einem Fixpreis in der Zukunft kauft. Er denkt, dass die Aktie steigen wird.</text:span><text:line-break/><text:line-break/>Pull<text:line-break/><text:span text:style-name="T1">Der Aktionär</text:span> spekuliert, <text:span text:style-name="T1">indem man die Aktie zu einem Fixpreis in der Zukunft verkauft. Er denkt, dass die Aktie sinken wi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19:00:08.998000000</dc:date>
    <meta:editing-duration>PT3M40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2" meta:word-count="75" meta:character-count="432" meta:non-whitespace-character-count="355"/>
  </office:meta>
</office:document-meta>
</file>